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24c595" officeooo:paragraph-rsid="0025d317" style:font-weight-asian="bold" style:font-weight-complex="bold"/>
    </style:style>
    <style:style style:name="P2" style:family="paragraph" style:parent-style-name="Preformatted_20_Text">
      <style:text-properties fo:font-weight="bold" officeooo:rsid="0024c595" officeooo:paragraph-rsid="0024c595" style:font-weight-asian="bold" style:font-weight-complex="bold"/>
    </style:style>
    <style:style style:name="P3" style:family="paragraph" style:parent-style-name="Preformatted_20_Text">
      <style:text-properties fo:font-weight="bold" officeooo:rsid="0024c595" officeooo:paragraph-rsid="002794c0" style:font-weight-asian="bold" style:font-weight-complex="bold"/>
    </style:style>
    <style:style style:name="P4" style:family="paragraph" style:parent-style-name="Preformatted_20_Text">
      <style:text-properties fo:font-weight="bold" officeooo:rsid="002a755e" officeooo:paragraph-rsid="002e0ee6" style:font-weight-asian="bold" style:font-weight-complex="bold"/>
    </style:style>
    <style:style style:name="P5" style:family="paragraph" style:parent-style-name="Preformatted_20_Text">
      <style:text-properties officeooo:rsid="0024c595" officeooo:paragraph-rsid="0024c595"/>
    </style:style>
    <style:style style:name="P6" style:family="paragraph" style:parent-style-name="Preformatted_20_Text">
      <style:text-properties officeooo:rsid="0024c595" officeooo:paragraph-rsid="002794c0"/>
    </style:style>
    <style:style style:name="P7" style:family="paragraph" style:parent-style-name="Preformatted_20_Text">
      <style:text-properties officeooo:rsid="0028642c" officeooo:paragraph-rsid="0028642c"/>
    </style:style>
    <style:style style:name="P8" style:family="paragraph" style:parent-style-name="Preformatted_20_Text">
      <style:text-properties officeooo:rsid="0028642c" officeooo:paragraph-rsid="0028e076"/>
    </style:style>
    <style:style style:name="P9" style:family="paragraph" style:parent-style-name="Preformatted_20_Text">
      <style:text-properties officeooo:paragraph-rsid="00296690"/>
    </style:style>
    <style:style style:name="P10" style:family="paragraph" style:parent-style-name="Preformatted_20_Text">
      <style:text-properties officeooo:rsid="002a755e" officeooo:paragraph-rsid="002a755e"/>
    </style:style>
    <style:style style:name="P11" style:family="paragraph" style:parent-style-name="Preformatted_20_Text">
      <style:text-properties officeooo:rsid="002a755e" officeooo:paragraph-rsid="002e0ee6"/>
    </style:style>
    <style:style style:name="P12" style:family="paragraph" style:parent-style-name="Preformatted_20_Text">
      <style:text-properties officeooo:rsid="002b13c1" officeooo:paragraph-rsid="002b13c1"/>
    </style:style>
    <style:style style:name="P13" style:family="paragraph" style:parent-style-name="Preformatted_20_Text">
      <style:text-properties officeooo:rsid="002c2945" officeooo:paragraph-rsid="002c2945"/>
    </style:style>
    <style:style style:name="P14" style:family="paragraph" style:parent-style-name="Preformatted_20_Text">
      <style:text-properties officeooo:rsid="002e0ee6" officeooo:paragraph-rsid="002e0ee6"/>
    </style:style>
    <style:style style:name="P15" style:family="paragraph" style:parent-style-name="Preformatted_20_Text">
      <style:text-properties officeooo:rsid="002e11e9" officeooo:paragraph-rsid="002e11e9"/>
    </style:style>
    <style:style style:name="P16" style:family="paragraph" style:parent-style-name="Preformatted_20_Text">
      <style:text-properties officeooo:rsid="002e11e9" officeooo:paragraph-rsid="00301cfc"/>
    </style:style>
    <style:style style:name="P17" style:family="paragraph" style:parent-style-name="Preformatted_20_Text">
      <style:text-properties officeooo:rsid="002e11e9" officeooo:paragraph-rsid="00317d36"/>
    </style:style>
    <style:style style:name="P18" style:family="paragraph" style:parent-style-name="Preformatted_20_Text">
      <style:text-properties officeooo:rsid="002e11e9" officeooo:paragraph-rsid="00362d3a"/>
    </style:style>
    <style:style style:name="P19" style:family="paragraph" style:parent-style-name="Preformatted_20_Text">
      <style:text-properties officeooo:rsid="002e11e9" officeooo:paragraph-rsid="003815b5"/>
    </style:style>
    <style:style style:name="P20" style:family="paragraph" style:parent-style-name="Preformatted_20_Text">
      <style:text-properties officeooo:rsid="002e71c4" officeooo:paragraph-rsid="002e71c4"/>
    </style:style>
    <style:style style:name="P21" style:family="paragraph" style:parent-style-name="Preformatted_20_Text">
      <style:text-properties officeooo:rsid="0032f766" officeooo:paragraph-rsid="0032f766"/>
    </style:style>
    <style:style style:name="P22" style:family="paragraph" style:parent-style-name="Preformatted_20_Text">
      <style:text-properties officeooo:paragraph-rsid="0032f766"/>
    </style:style>
    <style:style style:name="P2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8228" style:font-weight-asian="bold" style:font-weight-complex="bold"/>
    </style:style>
    <style:style style:name="T3" style:family="text">
      <style:text-properties fo:font-weight="bold" officeooo:rsid="0028e076" style:font-weight-asian="bold" style:font-weight-complex="bold"/>
    </style:style>
    <style:style style:name="T4" style:family="text">
      <style:text-properties fo:font-weight="bold" officeooo:rsid="00296690" style:font-weight-asian="bold" style:font-weight-complex="bold"/>
    </style:style>
    <style:style style:name="T5" style:family="text">
      <style:text-properties officeooo:rsid="00268228"/>
    </style:style>
    <style:style style:name="T6" style:family="text">
      <style:text-properties officeooo:rsid="0028e07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2f766" style:font-weight-asian="normal" style:font-weight-complex="normal"/>
    </style:style>
    <style:style style:name="T9" style:family="text">
      <style:text-properties fo:font-weight="normal" officeooo:rsid="00362d3a" style:font-weight-asian="normal" style:font-weight-complex="normal"/>
    </style:style>
    <style:style style:name="T10" style:family="text">
      <style:text-properties fo:font-weight="normal" officeooo:rsid="00365512" style:font-weight-asian="normal" style:font-weight-complex="normal"/>
    </style:style>
    <style:style style:name="T11" style:family="text">
      <style:text-properties fo:font-weight="normal" officeooo:rsid="00380599" style:font-weight-asian="normal" style:font-weight-complex="normal"/>
    </style:style>
    <style:style style:name="T12" style:family="text">
      <style:text-properties fo:font-weight="normal" officeooo:rsid="003815b5" style:font-weight-asian="normal" style:font-weight-complex="normal"/>
    </style:style>
    <style:style style:name="T13" style:family="text">
      <style:text-properties officeooo:rsid="00296690"/>
    </style:style>
    <style:style style:name="T14" style:family="text">
      <style:text-properties officeooo:rsid="00301cfc"/>
    </style:style>
    <style:style style:name="T15" style:family="text">
      <style:text-properties officeooo:rsid="00317d36"/>
    </style:style>
    <style:style style:name="T16" style:family="text">
      <style:text-properties officeooo:rsid="0033c2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01</text:p>
      <text:p text:style-name="P5"/>
      <text:p text:style-name="P5">ex01</text:p>
      <text:p text:style-name="P5"/>
      <text:p text:style-name="P1">$&gt;./print_groups.sh</text:p>
      <text:p text:style-name="P1">god,root,admin,master,nours,bocal$&gt;</text:p>
      <text:p text:style-name="P5"/>
      <text:p text:style-name="P5"/>
      <text:p text:style-name="P5">$&gt; touch print_groups.sh</text:p>
      <text:p text:style-name="P5"/>
      <text:p text:style-name="P5"/>
      <text:p text:style-name="P5">groups $FT_USER | tr ' ' ',' | tr -d '\n'</text:p>
      <text:p text:style-name="P5"/>
      <text:p text:style-name="P5"/>
      <text:p text:style-name="P5">id -G -n $FT_USER | tr ' ' ',' | tr -d '\n'</text:p>
      <text:p text:style-name="P5"/>
      <text:p text:style-name="P2">id $FT_USER</text:p>
      <text:p text:style-name="P2">uid=501(elecerf) gid=20(staff) groups=20(staff),12(everyone),61(localaccounts),79(_appserverusr),80(admin),81(_appserveradm),98(_lpadmin),501(access_bpf),701(com.apple.sharepoint.group.1),33(_appstore),100(_lpoperator),204(_developer),250(_analyticsusers),395(com.apple.access_ftp),398(com.apple.access_screensharing),399(com.apple.access_ssh),400(com.apple.access_remote_ae)</text:p>
      <text:p text:style-name="P5"/>
      <text:p text:style-name="P6"><text:span text:style-name="T1">-</text:span><text:span text:style-name="T2">G </text:span><text:span text:style-name="T5">: Display the different group IDs (effective, real and supplementary) as white-space separated numbers, in no </text:span>particular order.</text:p>
      <text:p text:style-name="P6"/>
      <text:p text:style-name="P3">id -G $FT_USER</text:p>
      <text:p text:style-name="P3">20 12 61 79 80 81 98 501 701 33 100 204 250 395 398 399 400</text:p>
      <text:p text:style-name="P6"/>
      <text:p text:style-name="P5"><text:span text:style-name="T1">-</text:span><text:span text:style-name="T2">n </text:span><text:span text:style-name="T5">: Display the name of the user or group ID for the -G, -g and -u options instead of the number. <text:s/>If any of the </text:span>ID numbers cannot be mapped into names, the number will be displayed as usual.</text:p>
      <text:p text:style-name="P5"/>
      <text:p text:style-name="P5">id -G -n $FT_USER</text:p>
      <text:p text:style-name="P5">staff everyone localaccounts _appserverusr admin _appserveradm _lpadmin access_bpf com.apple.sharepoint.group.1 _appstore _lpoperator _developer _analyticsusers com.apple.access_ftp com.apple.access_screensharing com.apple.access_ssh com.apple.access_remote_ae</text:p>
      <text:p text:style-name="P5"/>
      <text:p text:style-name="P5"/>
      <text:p text:style-name="P7">EX02</text:p>
      <text:p text:style-name="P10">$&gt; touch find_sh.sh</text:p>
      <text:p text:style-name="P10"/>
      <text:p text:style-name="P7">find . -type f -name "*.sh" -exec basename {} .sh \;</text:p>
      <text:p text:style-name="P7"/>
      <text:p text:style-name="P7">find . -type f -name "*.sh" | grep -o '[^/]*$' | rev | cut -c 4- | rev</text:p>
      <text:p text:style-name="P7"/>
      <text:p text:style-name="P9"><text:span text:style-name="T4">basename </text:span><text:span text:style-name="T13">:</text:span>The basename command allows you to strip off components from filenames that aren't required. Following is the tool's syntax:</text:p>
      <text:p text:style-name="P9"><text:span text:style-name="Source_20_Text">basename NAME [SUFFIX]</text:span></text:p>
      <text:p text:style-name="P23"><text:span text:style-name="Source_20_Text">basename OPTION... NAME...</text:span></text:p>
      <text:p text:style-name="P8"><text:span text:style-name="T1">-</text:span><text:span text:style-name="T3">exec basename {} </text:span><text:span text:style-name="T1">.sh \;</text:span><text:span text:style-name="T3"> </text:span><text:span text:style-name="T6">: Affiche uniquement la basse du nom du fichier et enleve le .sh</text:span></text:p>
      <text:p text:style-name="P10">\; = pour finir -exec</text:p>
      <text:p text:style-name="P10"/>
      <text:p text:style-name="P10">EX03</text:p>
      <text:p text:style-name="P10"/>
      <text:p text:style-name="P4">$&gt;./count_files.sh | cat -e</text:p>
      <text:p text:style-name="P4">42$</text:p>
      <text:p text:style-name="P10"/>
      <text:p text:style-name="P12">$&gt; touch count_file.sh</text:p>
      <text:p text:style-name="P12"/>
      <text:p text:style-name="P12">find . -type f -o -type d -o -name '.' | wc -l | tr -d ' '</text:p>
      <text:p text:style-name="P12"/>
      <text:p text:style-name="P13">f : regular file</text:p>
      <text:p text:style-name="P13">d : directory</text:p>
      <text:p text:style-name="P13"/>
      <text:p text:style-name="P14">EX04</text:p>
      <text:p text:style-name="P11"/>
      <text:p text:style-name="P14"><text:soft-page-break/>$&gt; touch MAC.sh</text:p>
      <text:p text:style-name="P14"/>
      <text:p text:style-name="P14">ifconfig | grep ether | sed "s/ether//" | tr -d ' \t' | cat -e</text:p>
      <text:p text:style-name="P14">ifconfig | grep ether | sed "s/ether//g" | tr -d ' \t' | cat -e</text:p>
      <text:p text:style-name="P14"/>
      <text:p text:style-name="P14">EX05</text:p>
      <text:p text:style-name="P14"/>
      <text:p text:style-name="P15">$&gt; touch \"\?\$\*\'\M\a\R\V\i\N\'\*\$\?\\\"</text:p>
      <text:p text:style-name="P15"/>
      <text:p text:style-name="P15">Result : "\?$*'MaRViN'*$?\"</text:p>
      <text:p text:style-name="P15"/>
      <text:p text:style-name="P20">Remove the last newline in VIM</text:p>
      <text:p text:style-name="P15"><text:span text:style-name="Source_20_Text">:set noendofline binary</text:span></text:p>
      <text:p text:style-name="P15"><text:span text:style-name="Source_20_Text"/></text:p>
      <text:p text:style-name="P16"><text:span text:style-name="Source_20_Text"><text:span text:style-name="T14">With Emacs</text:span></text:span></text:p>
      <text:p text:style-name="P16"><text:span text:style-name="Source_20_Text"><text:span text:style-name="T14">42 = CONTROL+x =&gt; CONTROL+c</text:span></text:span></text:p>
      <text:p text:style-name="P16"><text:span text:style-name="Source_20_Text"/></text:p>
      <text:p text:style-name="P17"><text:span text:style-name="Source_20_Text"><text:span text:style-name="T15">EX06</text:span></text:span></text:p>
      <text:p text:style-name="P17"><text:span text:style-name="Source_20_Text"/></text:p>
      <text:p text:style-name="P21">$&gt; touch skip.sh</text:p>
      <text:p text:style-name="P21"/>
      <text:p text:style-name="P21">ls -l | sed -n "p;n"</text:p>
      <text:p text:style-name="P21"/>
      <text:p text:style-name="P21">-n : Supress output</text:p>
      <text:p text:style-name="P21"/>
      <text:p text:style-name="P22"><text:span text:style-name="T8">"p;n" : </text:span><text:span text:style-name="T7">is the sed script to run on each input line. The semicolon is a separator between two commands, </text:span><text:span text:style-name="Source_20_Text"><text:span text:style-name="T7">p</text:span></text:span><text:span text:style-name="T7"> and </text:span><text:span text:style-name="Source_20_Text"><text:span text:style-name="T7">n</text:span></text:span><text:span text:style-name="T7">.</text:span></text:p>
      <text:p text:style-name="P22"><text:span text:style-name="T8"/></text:p>
      <text:p text:style-name="P22">p : prints the current line, without moving to the next line.</text:p>
      <text:p text:style-name="P22"/>
      <text:p text:style-name="P22">n : moves to the next line without printing anything.</text:p>
      <text:p text:style-name="P15"/>
      <text:p text:style-name="P15"><text:span text:style-name="Strong_20_Emphasis"><text:span text:style-name="Source_20_Text">p;n;n : </text:span></text:span><text:span text:style-name="Strong_20_Emphasis"><text:span text:style-name="Source_20_Text"><text:span text:style-name="T16">Skip two lines instead of one</text:span></text:span></text:span></text:p>
      <text:p text:style-name="P15"><text:span text:style-name="Source_20_Text"/></text:p>
      <text:p text:style-name="P15"><text:span text:style-name="Source_20_Text"><text:span text:style-name="Strong_20_Emphasis">p;</text:span></text:span><text:span text:style-name="Source_20_Text"><text:span text:style-name="Strong_20_Emphasis"><text:span text:style-name="T16">p</text:span></text:span></text:span><text:span text:style-name="Source_20_Text"><text:span text:style-name="Strong_20_Emphasis">;n : </text:span></text:span><text:span text:style-name="Strong_20_Emphasis"><text:span text:style-name="T16">print the line twice before skipping it</text:span></text:span></text:p>
      <text:p text:style-name="P15"><text:span text:style-name="Strong_20_Emphasis"/></text:p>
      <text:p text:style-name="P18"><text:span text:style-name="Strong_20_Emphasis"><text:span text:style-name="T9">Avec SED</text:span></text:span></text:p>
      <text:p text:style-name="P18"><text:span text:style-name="Strong_20_Emphasis"><text:span text:style-name="T9">ls -l | awk 'NR % 2 == 1 {print $0}'</text:span></text:span></text:p>
      <text:p text:style-name="P18"/>
      <text:p text:style-name="P15"><text:span text:style-name="Strong_20_Emphasis"/></text:p>
      <text:p text:style-name="P18"><text:span text:style-name="Strong_20_Emphasis"><text:span text:style-name="T9">EX07</text:span></text:span></text:p>
      <text:p text:style-name="P18"><text:span text:style-name="Strong_20_Emphasis"><text:span text:style-name="T9"/></text:span></text:p>
      <text:p text:style-name="P18"/>
      <text:p text:style-name="P18"><text:span text:style-name="Strong_20_Emphasis"><text:span text:style-name="T9"/></text:span></text:p>
      <text:p text:style-name="P18"><text:span text:style-name="Strong_20_Emphasis"><text:span text:style-name="T9">cat /etc/passwd \</text:span></text:span></text:p>
      <text:p text:style-name="P18"><text:span text:style-name="Strong_20_Emphasis"><text:span text:style-name="T9">| sed '/^#/d' \ : </text:span></text:span><text:span text:style-name="Strong_20_Emphasis"><text:span text:style-name="T10">remove the header</text:span></text:span></text:p>
      <text:p text:style-name="P18"><text:span text:style-name="Strong_20_Emphasis"><text:span text:style-name="T9">| awk 'NR % 2 == 0 {print $0}' \ :S</text:span></text:span><text:span text:style-name="Strong_20_Emphasis"><text:span text:style-name="T10">tart second line</text:span></text:span></text:p>
      <text:p text:style-name="P18"><text:span text:style-name="Strong_20_Emphasis"><text:span text:style-name="T9">| awk -F ":" '{ <text:s/>print $1 }' \:R</text:span></text:span><text:span text:style-name="Strong_20_Emphasis"><text:span text:style-name="T10">emove comentary</text:span></text:span></text:p>
      <text:p text:style-name="P18"><text:span text:style-name="Strong_20_Emphasis"><text:span text:style-name="T9">| rev \:R</text:span></text:span><text:span text:style-name="Strong_20_Emphasis"><text:span text:style-name="T10">everse letter</text:span></text:span></text:p>
      <text:p text:style-name="P18"><text:span text:style-name="Strong_20_Emphasis"><text:span text:style-name="T9">| sort -fnr \: </text:span></text:span><text:span text:style-name="Strong_20_Emphasis"><text:span text:style-name="T11">une ligne sur deux en ordre alphabeique decroissant</text:span></text:span></text:p>
      <text:p text:style-name="P18"><text:span text:style-name="Strong_20_Emphasis"><text:span text:style-name="T9">| awk -v FT_LINE1="$FT_LINE1" -v FT_LINE2="$FT_LINE2" <text:s/>'NR &gt;= FT_LINE1 &amp;&amp; NR &lt;= FT_LINE2 { print $0 }' \</text:span></text:span></text:p>
      <text:p text:style-name="P18"><text:span text:style-name="Strong_20_Emphasis"><text:span text:style-name="T9">| tr '\n' ' ' <text:s/>\:R</text:span></text:span><text:span text:style-name="Strong_20_Emphasis"><text:span text:style-name="T11">emove New Lines</text:span></text:span></text:p>
      <text:p text:style-name="P18"><text:span text:style-name="Strong_20_Emphasis"><text:span text:style-name="T9">| sed 's+ +, +g' \</text:span></text:span></text:p>
      <text:p text:style-name="P18"><text:span text:style-name="Strong_20_Emphasis"><text:span text:style-name="T9">| sed 's+, $+.+g' \</text:span></text:span></text:p>
      <text:p text:style-name="P18"><text:span text:style-name="Strong_20_Emphasis"><text:span text:style-name="T9">| tr -d '\n'</text:span></text:span></text:p>
      <text:p text:style-name="P18"><text:span text:style-name="Strong_20_Emphasis"><text:span text:style-name="T9"/></text:span></text:p>
      <text:p text:style-name="P18"><text:span text:style-name="Strong_20_Emphasis"><text:span text:style-name="T9"/></text:span></text:p>
      <text:p text:style-name="P18"><text:span text:style-name="Strong_20_Emphasis"><text:span text:style-name="T9"/></text:span></text:p>
      <text:p text:style-name="P19"><text:span text:style-name="Strong_20_Emphasis"><text:span text:style-name="T12">EX08</text:span></text:span></text:p>
      <text:p text:style-name="P19"><text:span text:style-name="Strong_20_Emphasis"><text:span text:style-name="T12"/></text:span></text:p>
      <text:p text:style-name="P19">echo $FT_NBR1 + $FT_NBR2 \</text:p>
      <text:p text:style-name="P19"><text:s text:c="2"/>| tr "'"'\\"?!mrdoc' '0123401234' \</text:p>
      <text:p text:style-name="P19"><text:s text:c="2"/>| xargs -I{} echo 'ibase=5;obase=23;'{} \</text:p>
      <text:p text:style-name="P19"><text:s text:c="2"/>| bc \</text:p>
      <text:p text:style-name="P19"><text:s text:c="2"/>| tr '0123456789ABC' 'gtaio luSnemf'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02cm" fo:margin-left="0.63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7T20:08:12.755417581</dc:date>
    <meta:editing-duration>PT5H19M20S</meta:editing-duration>
    <meta:editing-cycles>38</meta:editing-cycles>
    <meta:generator>LibreOffice/6.3.4.2$MacOSX_X86_64 LibreOffice_project/60da17e045e08f1793c57c00ba83cdfce946d0aa</meta:generator>
    <meta:print-date>2020-02-17T14:35:03.967474194</meta:print-date>
    <meta:document-statistic meta:table-count="0" meta:image-count="0" meta:object-count="0" meta:page-count="2" meta:paragraph-count="71" meta:word-count="515" meta:character-count="3116" meta:non-whitespace-character-count="2656"/>
  </office:meta>
</office:document-meta>
</file>